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C00000168F37BC74EBAD9EB9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81cm" svg:height="3.047cm" svg:x="9.442cm" svg:y="13.613cm">
          <draw:image xlink:href="Pictures/100000000000016C00000168F37BC74EBAD9EB9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57:59.415779212</meta:creation-date>
    <dc:date>2018-04-20T13:58:23.191714651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